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481f" officeooo:paragraph-rsid="0014481f" style:font-size-asian="15.75pt" style:font-size-complex="18pt"/>
    </style:style>
    <style:style style:name="P2" style:family="paragraph" style:parent-style-name="Standard">
      <style:text-properties fo:font-size="18pt" officeooo:rsid="00175654" officeooo:paragraph-rsid="00175654" style:font-size-asian="15.75pt" style:font-size-complex="18pt"/>
    </style:style>
    <style:style style:name="P3" style:family="paragraph" style:parent-style-name="Standard">
      <style:text-properties fo:font-size="18pt" officeooo:rsid="001904d4" officeooo:paragraph-rsid="001904d4" style:font-size-asian="15.75pt" style:font-size-complex="18pt"/>
    </style:style>
    <style:style style:name="P4" style:family="paragraph" style:parent-style-name="Standard">
      <style:text-properties fo:font-size="18pt" officeooo:rsid="001b1b0a" officeooo:paragraph-rsid="001b1b0a" style:font-size-asian="15.75pt" style:font-size-complex="18pt"/>
    </style:style>
    <style:style style:name="P5" style:family="paragraph" style:parent-style-name="Standard">
      <style:text-properties fo:font-size="18pt" officeooo:rsid="001bb54d" officeooo:paragraph-rsid="001bb54d" style:font-size-asian="15.75pt" style:font-size-complex="18pt"/>
    </style:style>
    <style:style style:name="P6" style:family="paragraph" style:parent-style-name="Standard">
      <style:text-properties fo:font-size="18pt" officeooo:rsid="001cff75" officeooo:paragraph-rsid="001cff75" style:font-size-asian="15.75pt" style:font-size-complex="18pt"/>
    </style:style>
    <style:style style:name="P7" style:family="paragraph" style:parent-style-name="Standard">
      <style:text-properties fo:font-size="18pt" officeooo:rsid="001e2e5b" officeooo:paragraph-rsid="001e2e5b" style:font-size-asian="15.75pt" style:font-size-complex="18pt"/>
    </style:style>
    <style:style style:name="P8" style:family="paragraph" style:parent-style-name="Standard">
      <style:text-properties fo:font-size="18pt" officeooo:rsid="001fdd39" officeooo:paragraph-rsid="001fdd39" style:font-size-asian="15.75pt" style:font-size-complex="18pt"/>
    </style:style>
    <style:style style:name="P9" style:family="paragraph" style:parent-style-name="Standard">
      <style:text-properties fo:font-size="22pt" officeooo:rsid="0014481f" style:font-size-asian="22pt" style:font-size-complex="22pt"/>
    </style:style>
    <style:style style:name="P10" style:family="paragraph" style:parent-style-name="Standard">
      <style:text-properties fo:font-size="18pt" officeooo:rsid="001e2e5b" officeooo:paragraph-rsid="001e2e5b" style:font-size-asian="15.75pt" style:font-size-complex="18pt"/>
    </style:style>
    <style:style style:name="P11" style:family="paragraph" style:parent-style-name="Standard">
      <style:text-properties fo:font-size="18pt" officeooo:rsid="0024e607" officeooo:paragraph-rsid="0024e607" style:font-size-asian="15.75pt" style:font-size-complex="18pt"/>
    </style:style>
    <style:style style:name="P12" style:family="paragraph" style:parent-style-name="Standard">
      <style:text-properties fo:font-size="18pt" officeooo:rsid="0024e607" officeooo:paragraph-rsid="002557c8" style:font-size-asian="15.75pt" style:font-size-complex="18pt"/>
    </style:style>
    <style:style style:name="P13" style:family="paragraph" style:parent-style-name="Standard">
      <style:text-properties fo:font-size="18pt" officeooo:rsid="002557c8" officeooo:paragraph-rsid="0024e607" style:font-size-asian="15.75pt" style:font-size-complex="18pt"/>
    </style:style>
    <style:style style:name="P14" style:family="paragraph" style:parent-style-name="Standard">
      <style:text-properties fo:font-size="18pt" officeooo:rsid="002841fa" officeooo:paragraph-rsid="002841fa" style:font-size-asian="15.75pt" style:font-size-complex="18pt"/>
    </style:style>
    <style:style style:name="P15" style:family="paragraph" style:parent-style-name="Standard">
      <style:text-properties fo:font-size="18pt" officeooo:rsid="0029d48b" officeooo:paragraph-rsid="0029d48b" style:font-size-asian="15.75pt" style:font-size-complex="18pt"/>
    </style:style>
    <style:style style:name="P16" style:family="paragraph" style:parent-style-name="Standard">
      <style:text-properties fo:font-size="18pt" officeooo:rsid="002ae667" officeooo:paragraph-rsid="002ae667" style:font-size-asian="15.75pt" style:font-size-complex="18pt"/>
    </style:style>
    <style:style style:name="P17" style:family="paragraph" style:parent-style-name="Standard">
      <style:text-properties fo:font-size="18pt" officeooo:rsid="002af3db" officeooo:paragraph-rsid="002af3db" style:font-size-asian="15.75pt" style:font-size-complex="18pt"/>
    </style:style>
    <style:style style:name="P18" style:family="paragraph" style:parent-style-name="Standard">
      <style:text-properties fo:font-size="18pt" officeooo:rsid="002b44a1" officeooo:paragraph-rsid="002b44a1" style:font-size-asian="15.75pt" style:font-size-complex="18pt"/>
    </style:style>
    <style:style style:name="P19" style:family="paragraph" style:parent-style-name="Standard">
      <style:text-properties fo:font-size="18pt" officeooo:rsid="002d0b28" officeooo:paragraph-rsid="002d0b28" style:font-size-asian="15.75pt" style:font-size-complex="18pt"/>
    </style:style>
    <style:style style:name="P20" style:family="paragraph" style:parent-style-name="Standard">
      <style:text-properties fo:font-size="18pt" officeooo:rsid="002eee96" officeooo:paragraph-rsid="002eee96" style:font-size-asian="15.75pt" style:font-size-complex="18pt"/>
    </style:style>
    <style:style style:name="P21" style:family="paragraph" style:parent-style-name="Standard">
      <style:text-properties fo:font-size="18pt" officeooo:rsid="002eee96" officeooo:paragraph-rsid="002fdd64" style:font-size-asian="15.75pt" style:font-size-complex="18pt"/>
    </style:style>
    <style:style style:name="P22" style:family="paragraph" style:parent-style-name="Standard">
      <style:text-properties fo:font-size="18pt" officeooo:rsid="002eee96" officeooo:paragraph-rsid="00301f63" style:font-size-asian="15.75pt" style:font-size-complex="18pt"/>
    </style:style>
    <style:style style:name="P23" style:family="paragraph" style:parent-style-name="Standard">
      <style:text-properties fo:font-size="18pt" officeooo:rsid="002fdd64" officeooo:paragraph-rsid="002fdd64" style:font-size-asian="15.75pt" style:font-size-complex="18pt"/>
    </style:style>
    <style:style style:name="T1" style:family="text">
      <style:text-properties fo:font-size="22pt" officeooo:rsid="0014481f" style:font-size-asian="22pt" style:font-size-complex="22pt"/>
    </style:style>
    <style:style style:name="T2" style:family="text">
      <style:text-properties fo:font-size="22pt" officeooo:rsid="00163705" style:font-size-asian="22pt" style:font-size-complex="22pt"/>
    </style:style>
    <style:style style:name="T3" style:family="text">
      <style:text-properties officeooo:rsid="00180b88"/>
    </style:style>
    <style:style style:name="T4" style:family="text">
      <style:text-properties officeooo:rsid="001b03e2"/>
    </style:style>
    <style:style style:name="T5" style:family="text">
      <style:text-properties officeooo:rsid="001c169d"/>
    </style:style>
    <style:style style:name="T6" style:family="text">
      <style:text-properties officeooo:rsid="001c48fe"/>
    </style:style>
    <style:style style:name="T7" style:family="text">
      <style:text-properties officeooo:rsid="001f6b5c"/>
    </style:style>
    <style:style style:name="T8" style:family="text">
      <style:text-properties officeooo:rsid="0024e607"/>
    </style:style>
    <style:style style:name="T9" style:family="text">
      <style:text-properties officeooo:rsid="002557c8"/>
    </style:style>
    <style:style style:name="T10" style:family="text">
      <style:text-properties officeooo:rsid="002841fa"/>
    </style:style>
    <style:style style:name="T11" style:family="text">
      <style:text-properties officeooo:rsid="0029d48b"/>
    </style:style>
    <style:style style:name="T12" style:family="text">
      <style:text-properties officeooo:rsid="002fdd64"/>
    </style:style>
    <style:style style:name="T13" style:family="text">
      <style:text-properties officeooo:rsid="00301f63"/>
    </style:style>
    <style:style style:name="T14" style:family="text">
      <style:text-properties officeooo:rsid="0030fb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 <text:s text:c="2"/><text:span text:style-name="T1">PHP</text:span><text:span text:style-name="T2">(hypertext preprocessor)</text:span></text:p>
      <text:p text:style-name="P9"/>
      <text:p text:style-name="P9"/>
      <text:p text:style-name="P1">Linguaggio compliato: è un linguaggio genera un eseguibili solo se non ci sono errori in tutto il codice</text:p>
      <text:p text:style-name="P1"/>
      <text:p text:style-name="P1">Linguaggio interpretato: è un linguaggio che ange se ci sono errori viene eseguito.</text:p>
      <text:p text:style-name="P1"/>
      <text:p text:style-name="P1">&lt;<text:span text:style-name="T3">php = per inizializzare php</text:span></text:p>
      <text:p text:style-name="P1"/>
      <text:p text:style-name="P3">echo $variabile = per stampare ( in stringa $var con apici doppi stampa var) <text:span text:style-name="T6">e puo stampare solo quello che puo convertire in stringa.</text:span></text:p>
      <text:p text:style-name="P3"/>
      <text:p text:style-name="P4">echo $name . $surname = il punto serve per concatenare</text:p>
      <text:p text:style-name="P4"/>
      <text:p text:style-name="P6">var_dump $name = stampa qualsiasi tipo di dato ma non puo concatenare</text:p>
      <text:p text:style-name="P3"/>
      <text:p text:style-name="P3"><text:span text:style-name="T4">\</text:span>n: per andare a capo</text:p>
      <text:p text:style-name="P1"/>
      <text:p text:style-name="P2">Variabile: si crea co il simbolo $ ( $var = ‘ciao’)</text:p>
      <text:p text:style-name="P2"/>
      <text:p text:style-name="P2"/>
      <text:p text:style-name="P1"/>
      <text:p text:style-name="P3">Dati primitivi: </text:p>
      <text:p text:style-name="P3"/>
      <text:p text:style-name="P3">$integer = numeri interi</text:p>
      <text:p text:style-name="P3">$float = numeri con virgola</text:p>
      <text:p text:style-name="P3">$string = stringhe con apici</text:p>
      <text:p text:style-name="P5">$bool = true, false</text:p>
      <text:p text:style-name="P5">$array = [‘ciao’, 3, true] <text:span text:style-name="T5">(echo $array[0])</text:span></text:p>
      <text:p text:style-name="P5"/>
      <text:p text:style-name="P8"><text:soft-page-break/>array chiave-valore:</text:p>
      <text:p text:style-name="P7">$persona1 [davide, benny, 21]</text:p>
      <text:p text:style-name="P7"/>
      <text:p text:style-name="P7">$persona2 <text:s/>[</text:p>
      <text:p text:style-name="P7">‘nome’ =&gt; ‘davide’,</text:p>
      <text:p text:style-name="P7">‘<text:span text:style-name="T7">cognome’ =&gt; benny</text:span></text:p>
      <text:p text:style-name="P7">]</text:p>
      <text:p text:style-name="P7"/>
      <text:p text:style-name="P7"><text:tab/><text:tab/><text:tab/><text:span text:style-name="T8">FUNZIONI</text:span></text:p>
      <text:p text:style-name="P7"/>
      <text:p text:style-name="P7">//<text:span text:style-name="T8">passsaggio per valore </text:span></text:p>
      <text:p text:style-name="P11">$val = 5;</text:p>
      <text:p text:style-name="P12">function increment($a){</text:p>
      <text:p text:style-name="P12">$a++</text:p>
      <text:p text:style-name="P12">}</text:p>
      <text:p text:style-name="P11">increment($val)</text:p>
      <text:p text:style-name="P11">echo $val; = 5</text:p>
      <text:p text:style-name="P11">// <text:span text:style-name="T9">e per <text:s/>riferimento</text:span></text:p>
      <text:p text:style-name="P11"/>
      <text:p text:style-name="P11">//<text:span text:style-name="T10">numero di parametri variabile (…) splat operator</text:span></text:p>
      <text:p text:style-name="P11"/>
      <text:p text:style-name="P14">function media(...$numeri){</text:p>
      <text:p text:style-name="P14"><text:tab/>$somma = 0</text:p>
      <text:p text:style-name="P14"><text:tab/>foreach($numeri as $numero){</text:p>
      <text:p text:style-name="P14"><text:tab/>$somma += $numero</text:p>
      <text:p text:style-name="P14">}</text:p>
      <text:p text:style-name="P14"><text:tab/></text:p>
      <text:p text:style-name="P14">}</text:p>
      <text:p text:style-name="P14">media(1,2,3,4,5,6,7,8)</text:p>
      <text:p text:style-name="P13"/>
      <text:p text:style-name="P11"/>
      <text:p text:style-name="P11"/>
      <text:p text:style-name="P11"/>
      <text:p text:style-name="P11"/>
      <text:p text:style-name="P11"><text:tab/></text:p>
      <text:p text:style-name="P11"><text:soft-page-break/><text:tab/><text:tab/><text:tab/><text:span text:style-name="T11">VOCABOLARIO</text:span></text:p>
      <text:p text:style-name="P15">readline() = prompt di javascript</text:p>
      <text:p text:style-name="P16">strlen() = restituisce numeri caratteri</text:p>
      <text:p text:style-name="P17">ctype_upper() = vede se ci sono maiuscole</text:p>
      <text:p text:style-name="P18">str_contains() = vede se un stringa è contenuta in un altra stringa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<text:tab/><text:tab/>OGGETTI</text:p>
      <text:p text:style-name="P19"/>
      <text:p text:style-name="P19">$person1 = [</text:p>
      <text:p text:style-name="P19"><text:tab/>‘name’ =&gt; ‘davide</text:p>
      <text:p text:style-name="P19"><text:tab/>‘surname’=&gt; benny</text:p>
      <text:p text:style-name="P19"><text:tab/>‘age’ =&gt; 21</text:p>
      <text:p text:style-name="P19">]</text:p>
      <text:p text:style-name="P19"/>
      <text:p text:style-name="P20">function printPErson($persona){</text:p>
      <text:p text:style-name="P20"><text:tab/>foreach($persona as $chiave =&gt; $attributo){</text:p>
      <text:p text:style-name="P20"><text:tab/>echo “$chiave – $attributo \n’;</text:p>
      <text:p text:style-name="P20">}}</text:p>
      <text:p text:style-name="P20"/>
      <text:p text:style-name="P20">Class Person {</text:p>
      <text:p text:style-name="P20">//<text:span text:style-name="T12">proprietà comuni <text:s/>tutte le ‘persone’, ATTRIBUTI</text:span></text:p>
      <text:p text:style-name="P20"><text:tab/>public $name;</text:p>
      <text:p text:style-name="P20"><text:tab/>public $surname</text:p>
      <text:p text:style-name="P20"><text:tab/>public $age<text:tab/></text:p>
      <text:p text:style-name="P20"/>
      <text:p text:style-name="P20">//<text:span text:style-name="T12">funzione Costruttore</text:span></text:p>
      <text:p text:style-name="P21"><text:tab/><text:span text:style-name="T12">public function _construct(</text:span><text:span text:style-name="T13">$</text:span><text:span text:style-name="T12">_</text:span><text:span text:style-name="T13">name, $_surname, $_age</text:span><text:span text:style-name="T12">){</text:span></text:p>
      <text:p text:style-name="P21"><text:tab/><text:tab/><text:span text:style-name="T12">$this →name = </text:span><text:span text:style-name="T13">$_name;</text:span></text:p>
      <text:p text:style-name="P22"><text:tab/><text:tab/><text:span text:style-name="T12">$this → surname = </text:span><text:span text:style-name="T13">$_surname</text:span></text:p>
      <text:p text:style-name="P22"><text:tab/><text:tab/><text:span text:style-name="T12">$this → age = </text:span><text:span text:style-name="T13">$_age</text:span></text:p>
      <text:p text:style-name="P21"><text:span text:style-name="T12">}</text:span></text:p>
      <text:p text:style-name="P20"/>
      <text:p text:style-name="P20">//<text:span text:style-name="T12">tutte le funzioni che le persone possono utilizzare. METODI</text:span></text:p>
      <text:p text:style-name="P20"><text:tab/>public function printPerson(){</text:p>
      <text:p text:style-name="P20"><text:tab/><text:tab/>// codice...<text:tab/></text:p>
      <text:p text:style-name="P20">}}</text:p>
      <text:p text:style-name="P20"/>
      <text:p text:style-name="P23">$lorenzo = new Person<text:span text:style-name="T14">(‘lorenzo’, ‘Lettieri’, ‘21’)</text:span>; ( new per creare un oggetto con classe Person <text:span text:style-name="T13">lanciando la funzione costruttore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8T10:20:48.916000000</dc:date>
    <meta:editing-duration>PT11H26M14S</meta:editing-duration>
    <meta:editing-cycles>22</meta:editing-cycles>
    <meta:generator>LibreOffice/7.2.1.2$Windows_X86_64 LibreOffice_project/87b77fad49947c1441b67c559c339af8f3517e22</meta:generator>
    <meta:document-statistic meta:table-count="0" meta:image-count="0" meta:object-count="0" meta:page-count="4" meta:paragraph-count="71" meta:word-count="309" meta:character-count="1986" meta:non-whitespace-character-count="1701"/>
  </office:meta>
</office:document-meta>
</file>